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882" officeooo:paragraph-rsid="00172882"/>
    </style:style>
    <style:style style:name="P2" style:family="paragraph" style:parent-style-name="Standard">
      <style:text-properties fo:font-style="italic" officeooo:rsid="0019da10" officeooo:paragraph-rsid="0019da10" style:font-style-asian="italic" style:font-style-complex="italic"/>
    </style:style>
    <style:style style:name="P3" style:family="paragraph" style:parent-style-name="Standard">
      <style:text-properties fo:font-style="italic" officeooo:rsid="0019da10" officeooo:paragraph-rsid="0020bd69" style:font-style-asian="italic" style:font-style-complex="italic"/>
    </style:style>
    <style:style style:name="P4" style:family="paragraph" style:parent-style-name="Standard">
      <style:text-properties fo:font-style="italic" officeooo:rsid="001ada8e" officeooo:paragraph-rsid="001d9705" style:font-style-asian="italic" style:font-style-complex="italic"/>
    </style:style>
    <style:style style:name="P5" style:family="paragraph" style:parent-style-name="Standard">
      <style:text-properties fo:font-weight="bold" officeooo:rsid="0024f4a5" officeooo:paragraph-rsid="002a4bf4" style:font-weight-asian="bold" style:font-weight-complex="bold"/>
    </style:style>
    <style:style style:name="P6" style:family="paragraph" style:parent-style-name="Standard">
      <style:text-properties fo:font-weight="bold" officeooo:rsid="0024f4a5" officeooo:paragraph-rsid="0024f4a5" style:font-weight-asian="bold" style:font-weight-complex="bold"/>
    </style:style>
    <style:style style:name="P7" style:family="paragraph" style:parent-style-name="Standard">
      <style:text-properties fo:font-weight="bold" officeooo:rsid="00225661" officeooo:paragraph-rsid="00225661" style:font-weight-asian="bold" style:font-weight-complex="bold"/>
    </style:style>
    <style:style style:name="P8" style:family="paragraph" style:parent-style-name="Standard">
      <style:text-properties fo:font-weight="bold" officeooo:rsid="0027f910" officeooo:paragraph-rsid="0027f910" style:font-weight-asian="bold" style:font-weight-complex="bold"/>
    </style:style>
    <style:style style:name="P9" style:family="paragraph" style:parent-style-name="Standard">
      <style:text-properties fo:font-style="italic" officeooo:rsid="00172882" officeooo:paragraph-rsid="00172882" style:font-style-asian="italic" style:font-style-complex="italic"/>
    </style:style>
    <style:style style:name="P10" style:family="paragraph" style:parent-style-name="Standard">
      <style:text-properties fo:font-style="italic" officeooo:rsid="001d9705" officeooo:paragraph-rsid="001d9705" style:font-style-asian="italic" style:font-style-complex="italic"/>
    </style:style>
    <style:style style:name="P11" style:family="paragraph" style:parent-style-name="Standard">
      <style:text-properties fo:font-style="italic" officeooo:rsid="00225661" officeooo:paragraph-rsid="00225661" style:font-style-asian="italic" style:font-style-complex="italic"/>
    </style:style>
    <style:style style:name="P12" style:family="paragraph" style:parent-style-name="Standard">
      <style:text-properties fo:font-style="italic" officeooo:rsid="00236a3b" officeooo:paragraph-rsid="00236a3b" style:font-style-asian="italic" style:font-style-complex="italic"/>
    </style:style>
    <style:style style:name="P13" style:family="paragraph" style:parent-style-name="Standard">
      <style:text-properties fo:font-style="italic" officeooo:rsid="00236a3b" officeooo:paragraph-rsid="002a4bf4" style:font-style-asian="italic" style:font-style-complex="italic"/>
    </style:style>
    <style:style style:name="P14" style:family="paragraph" style:parent-style-name="Standard">
      <style:text-properties fo:font-style="italic" officeooo:rsid="0024f4a5" officeooo:paragraph-rsid="0024f4a5" style:font-style-asian="italic" style:font-style-complex="italic"/>
    </style:style>
    <style:style style:name="P15" style:family="paragraph" style:parent-style-name="Standard">
      <style:text-properties fo:font-style="italic" officeooo:rsid="0024f62f" officeooo:paragraph-rsid="0024f62f" style:font-style-asian="italic" style:font-style-complex="italic"/>
    </style:style>
    <style:style style:name="P16" style:family="paragraph" style:parent-style-name="Standard">
      <style:text-properties officeooo:rsid="00172882" officeooo:paragraph-rsid="00172882"/>
    </style:style>
    <style:style style:name="P17" style:family="paragraph" style:parent-style-name="Standard">
      <style:text-properties officeooo:rsid="00184226" officeooo:paragraph-rsid="00184226"/>
    </style:style>
    <style:style style:name="P18" style:family="paragraph" style:parent-style-name="Standard">
      <style:text-properties officeooo:rsid="00236a3b" officeooo:paragraph-rsid="00236a3b"/>
    </style:style>
    <style:style style:name="P19" style:family="paragraph" style:parent-style-name="Standard">
      <style:text-properties officeooo:rsid="00236a3b" officeooo:paragraph-rsid="002a4bf4"/>
    </style:style>
    <style:style style:name="P20" style:family="paragraph" style:parent-style-name="Standard">
      <style:text-properties officeooo:rsid="0024f4a5" officeooo:paragraph-rsid="0024f4a5"/>
    </style:style>
    <style:style style:name="P21" style:family="paragraph" style:parent-style-name="Standard">
      <style:text-properties officeooo:rsid="00295f7c" officeooo:paragraph-rsid="00295f7c"/>
    </style:style>
    <style:style style:name="T1" style:family="text">
      <style:text-properties officeooo:rsid="00180e7f"/>
    </style:style>
    <style:style style:name="T2" style:family="text">
      <style:text-properties officeooo:rsid="001d9705"/>
    </style:style>
    <style:style style:name="T3" style:family="text">
      <style:text-properties officeooo:rsid="0020bd69"/>
    </style:style>
    <style:style style:name="T4" style:family="text">
      <style:text-properties officeooo:rsid="0021450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6a3b"/>
    </style:style>
    <style:style style:name="T7" style:family="text">
      <style:text-properties officeooo:rsid="0024f4a5"/>
    </style:style>
    <style:style style:name="T8" style:family="text">
      <style:text-properties officeooo:rsid="0024f62f"/>
    </style:style>
    <style:style style:name="T9" style:family="text">
      <style:text-properties officeooo:rsid="002683ce"/>
    </style:style>
    <style:style style:name="T10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Licença</text:span></text:p>
      <text:p text:style-name="P2">Tabela que guarda a data de inicio de vigência do contrato da empresa no sistema, o prazo em meses de vigência do contrato e a hash de validação.</text:p>
      <text:p text:style-name="P3">A hash de validação deve ser criada com <text:span text:style-name="T3">a classe PassGenerated chamando </text:span>o método <text:span text:style-name="T3">generated(LocalDate, int) </text:span>passando como parâmetro a data gerada somando-se a data de inicio e os meses do prazo de vigência <text:span text:style-name="T4">como baseDate</text:span> <text:span text:style-name="T3">e o numero 15 como size</text:span>.</text:p>
      <text:p text:style-name="P4">Em todo login deve-se validar se a licença da empresa encontra-se expirada. <text:span text:style-name="T2">No caso da licença expirada o login não é permitido.</text:span></text:p>
      <text:p text:style-name="P4"/>
      <text:p text:style-name="P10">Para não deixarmos as empresas sem a utilização do sistema quando a licença expirar vamos implementar uma prorrogação do contrato em 1 mês. Para esta prorrogação a empresa tera que entrar em contato conosco e solicitar uma nova hash de validação. Neste processo iremos acrescentar 1 no prazo do contrato e substituir a hash existente no banco por uma nova, seguindo as regras da geração da hash.</text:p>
      <text:p text:style-name="P10"/>
      <text:p text:style-name="P11">Obrigatoriamente esta licença deve ser vinculada a uma empresa e apenas o administrador do sistema pode ter acesso a tela do cadastro da licença.</text:p>
      <text:p text:style-name="P1"/>
      <text:p text:style-name="P5">Tipos de permissão:</text:p>
      <text:p text:style-name="P19">- Permitido: <text:span text:style-name="T7">Quando existe uma permissão deste tipo apenas os usuários vinculados aos perfis vinculados a permissão ou os usuários selecionados para esta permissão terão acesso a este modulo.</text:span></text:p>
      <text:p text:style-name="P13">- <text:span text:style-name="T7">Bloqueado: Apenas os perfis ou usuários selecionados para este tipo de permissão serão bloqueados.</text:span></text:p>
      <text:p text:style-name="P1"/>
      <text:p text:style-name="P7">Perfil de <text:span text:style-name="T6">usuário.</text:span></text:p>
      <text:p text:style-name="P11">O perfil de <text:span text:style-name="T6">usuário</text:span> no sistema é criado para que um mesmo grupo de <text:span text:style-name="T7">usuários</text:span> tenham as mesmas permissões numa empresa dentro do sistema.</text:p>
      <text:p text:style-name="P1"/>
      <text:p text:style-name="P7">Permissões <text:span text:style-name="T6">por modulo.</text:span></text:p>
      <text:p text:style-name="P12">Temos no sistema a permissão por modulo. Nela indicamos qual o modulo a qual pertence esta permissão <text:span text:style-name="T7">e </text:span>indicamos se ela é do tipo (P) Permitido ou (B) Bloqueado.</text:p>
      <text:p text:style-name="P14">A regra de permissão po<text:span text:style-name="T8">r</text:span> modulo pode ser quebrada se o perfil ou <text:span text:style-name="T8">usuário</text:span> estiverem vinculados a uma regra especifica de um programa deste modulo.</text:p>
      <text:p text:style-name="P18"/>
      <text:p text:style-name="P6">Permissões por programa.</text:p>
      <text:p text:style-name="P14">Para se criar esta permissão, <text:span text:style-name="T9">além</text:span> dela própria é <text:span text:style-name="T9">necessário</text:span> ter cadastrado o programa a qual ela <text:span text:style-name="T9">estará</text:span> vinculada.</text:p>
      <text:p text:style-name="P14">Nela vincularemos o programa e indicaremos qual o tipo (P) Permitido ou (B) Bloqueado.</text:p>
      <text:p text:style-name="P15">A regra de permissões por programa pode quebrar a regra de permissões por modulo, basta um perfil ou <text:span text:style-name="T9">usuário</text:span> estarem vinculados a uma permissão por programa com o tipo contrario a permissão do modulo a qual este estava vinculado.</text:p>
      <text:p text:style-name="P20"/>
      <text:p text:style-name="P6">Permissões por perfil.</text:p>
      <text:p text:style-name="P14">Quando uma permissão é vinculada a um perfil, automaticamente todos os <text:span text:style-name="T9">usuários</text:span> que estão vinculados a este perfil passam a ter acesso ou bloqueio ao modulo ou programa.</text:p>
      <text:p text:style-name="P14">A regra de permissão do perfil pode ser quebrada se um <text:span text:style-name="T9">usuário</text:span> especifico deste perfil estiver vinculado a uma regra de permissão por <text:span text:style-name="T9">usuário</text:span> ao modulo ou programa.</text:p>
      <text:p text:style-name="P20"/>
      <text:p text:style-name="P8">Permissões por usuário.</text:p>
      <text:p text:style-name="P21"><text:span text:style-name="T10">Quando a permissão é vinculada a um usuário especifico, se existir uma regra para o perfil deste usuário ela sera ignorada e valera apenas a por usuá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9:11:35.820219910</meta:creation-date>
    <dc:date>2014-06-19T15:47:15.025742935</dc:date>
    <meta:editing-duration>PT1H35M4S</meta:editing-duration>
    <meta:editing-cycles>18</meta:editing-cycles>
    <meta:generator>LibreOffice/4.2.3.3$Linux_X86_64 LibreOffice_project/420m0$Build-3</meta:generator>
    <meta:document-statistic meta:table-count="0" meta:image-count="0" meta:object-count="0" meta:page-count="1" meta:paragraph-count="23" meta:word-count="479" meta:character-count="2839" meta:non-whitespace-character-count="2383"/>
  </office:meta>
</office:document-meta>
</file>